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33000000904150AFBD286082E0.jpg" manifest:media-type="image/jpeg"/>
  <manifest:file-entry manifest:full-path="Pictures/10000000000001A5000000D753A7BAFC64D8A46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officeooo:rsid="001c8391" officeooo:paragraph-rsid="001c8391"/>
    </style:style>
    <style:style style:name="P3" style:family="paragraph" style:parent-style-name="Standard">
      <style:text-properties officeooo:rsid="001e5633" officeooo:paragraph-rsid="001e5633"/>
    </style:style>
    <style:style style:name="P4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e5633" officeooo:paragraph-rsid="001e5633"/>
    </style:style>
    <style:style style:name="P5" style:family="paragraph" style:parent-style-name="Standard">
      <style:paragraph-properties>
        <style:tab-stops>
          <style:tab-stop style:position="9.978cm"/>
        </style:tab-stops>
      </style:paragraph-properties>
      <style:text-properties officeooo:rsid="001e5633" officeooo:paragraph-rsid="001e5633"/>
    </style:style>
    <style:style style:name="P6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e5633" officeooo:paragraph-rsid="001e5633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eSlots:</text:p>
      <text:p text:style-name="P2">Verwendung eines Zeitstrahlmodels</text:p>
      <text:p text:style-name="P2">0|1|2|3|4|...</text:p>
      <text:p text:style-name="P2"/>
      <text:p text:style-name="P2"/>
      <text:p text:style-name="P3">Überschneidungsgrad ist am Beispiel:</text:p>
      <text:p text:style-name="P3">0.5:</text:p>
      <text:p text:style-name="P5">A und B -&gt; min gemeinsame Slots bspw. <text:tab/>4 * 0.5 = 2</text:p>
      <text:p text:style-name="P4">A und C -&gt; <text:tab/><text:tab/>3 * 0.5 = 1</text:p>
      <text:p text:style-name="P4">B und C -&gt;<text:tab/><text:tab/>1 * 0.5 = 0</text:p>
      <text:p text:style-name="P4">gemeinsame Slo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loext:graphic-properties draw:fill="none" draw:fill-color="#ffffff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2"><draw:image xlink:href="Pictures/10000000000001A5000000D753A7BAFC64D8A46A.jpg" xlink:type="simple" xlink:show="embed" xlink:actuate="onLoad"/></draw:frame><draw:frame draw:style-name="Mfr1" draw:name="Bild2" text:anchor-type="paragraph" svg:x="11.82cm" svg:y="-1.341cm" svg:width="5.096cm" svg:height="2.39cm" draw:z-index="3"><draw:image xlink:href="Pictures/1000000000000133000000904150AFBD286082E0.jpg" xlink:type="simple" xlink:show="embed" xlink:actuate="onLoad"/></draw:frame></text:p>
      </style:header>
      <style:footer>
        <text:p text:style-name="MP1"><draw:frame text:anchor-type="paragraph" draw:z-index="0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1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1M9S</meta:editing-duration>
    <meta:editing-cycles>46</meta:editing-cycles>
    <meta:generator>LibreOffice/5.0.3.2$Linux_X86_64 LibreOffice_project/00m0$Build-2</meta:generator>
    <dc:date>2015-11-10T14:38:51.827855182</dc:date>
    <meta:document-statistic meta:table-count="0" meta:image-count="2" meta:object-count="0" meta:page-count="1" meta:paragraph-count="10" meta:word-count="46" meta:character-count="216" meta:non-whitespace-character-count="176"/>
    <meta:user-defined meta:name="Info 1"/>
    <meta:user-defined meta:name="Info 2"/>
    <meta:user-defined meta:name="Info 3"/>
    <meta:user-defined meta:name="Info 4"/>
  </office:meta>
</office:document-meta>
</file>